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9"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8">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variant="small-caps"/>
    </style:style>
    <style:style style:name="T5" style:family="text">
      <style:text-properties fo:font-style="italic" style:font-style-asian="italic" style:font-style-complex="italic" style:text-position="sub 58%"/>
    </style:style>
    <style:style style:name="T6" style:family="text">
      <style:text-properties style:text-position="sub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2">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3">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4">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5">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6">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7">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8">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9">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office:automatic-styles>
  <office:body>
    <office:text>
      <text:p text:style-name="P1">The Biblical Hebrew <text:span text:style-name="T1">Beth Essentiae</text:span>: Predicate Marker</text:p>
      <text:h text:style-name="Heading_20_3" text:outline-level="3"><text:bookmark-start text:name="jacques-e.-j.-boulet-university-of-toronto"/>Jacques E. J. Boulet University of Toronto<text:bookmark-end text:name="jacques-e.-j.-boulet-university-of-toronto"/></text:h>
      <text:h text:style-name="Heading_20_3" text:outline-level="3"><text:bookmark-start text:name="h.-h.-bingham-colloquium-in-new-testament-hamilton-on-june-15-2018"/>H. H. Bingham Colloquium in New Testament, Hamilton, ON June 15, 2018<text:bookmark-end text:name="h.-h.-bingham-colloquium-in-new-testament-hamilton-on-june-15-2018"/></text:h>
      <text:p text:style-name="P2"><text:span text:style-name="T2">Abstract</text:span></text:p>
      <text:p text:style-name="P2">The Biblical Hebrew (BH) preposition beth is used with a surprising range of meanings. One familiar use of the preposition is traditionally called the</text:p>
      <text:p text:style-name="P2"><text:span text:style-name="T1">beth essentiae</text:span>. The standard example is Exod 18:4: ֔רי ִ ְז עבּ בי֙אָ ֵהי tי־אכּֽ ‘for</text:p>
      <text:p text:style-name="P2">the God of my father (is) my help.’ Most scholars agree that this usage of beth marks an equivalence or predication, the notable exception being Whit- ley (1972). The goal of this paper is to provide a syntactic analysis that supports the majority view and to respond to Whitley’s two most important counterarguments, namely that beth is unnecessary as marker of predication since BH allows null copula clauses and that the cooccurrence of beth with the verb היה shows that beth must have some other function or else be pleonastic. Working within the framework of generative minimalism, I propose that the beth essentiae is an (optional) overt marker of predication, both in copular clauses and in secondary predicates (see Jenni 1997; cf. Joüon 1947). Fol- lowing Bowers (1993; 2001), I present my case using a unified approach to predication. Every predication, whether a main verb, a null copula, or a sec- ondary predicate, can be represented using a functional predication projection PrP. In this model, beth is the overt realization of the functional head Pr. This syntactic argument is supported by cross-linguistic data from Arabic, Egyptian, and Scottish Gaelic, all of which use the preposition ‘in’ to mark a predication in specific constructions.</text:p>
      <text:p text:style-name="P2"><text:span text:style-name="T2">Contents</text:span></text:p>
      <text:list text:style-name="L1">
        <text:list-item>
          <text:p text:style-name="P4"><text:a xlink:type="simple" xlink:href="#introduction" office:name=""><text:span text:style-name="Definition">Introduction 1</text:span></text:a></text:p>
        </text:list-item>
        <text:list-item>
          <text:p text:style-name="P5"><text:span text:style-name="T1">Bēth of Predication</text:span>: Definition and Observations 2</text:p>
        </text:list-item>
        <text:list-item>
          <text:p text:style-name="P6"><text:a xlink:type="simple" xlink:href="#in-as-cross-linguistic-predicate-marker" office:name=""><text:span text:style-name="Definition">‘In’ as Cross-Linguistic Predicate Marker 3</text:span></text:a></text:p>
        </text:list-item>
        <text:list-item>
          <text:p text:style-name="P7"><text:a xlink:type="simple" xlink:href="#a-generative-syntactic-approach-to-predica--tion" office:name=""><text:span text:style-name="Definition">A Generative Syntactic Approach to Predication 3</text:span></text:a></text:p>
        </text:list-item>
        <text:list-item>
          <text:p text:style-name="P8"><text:a xlink:type="simple" xlink:href="#responding-to-whitleys-counterarguments" office:name=""><text:span text:style-name="Definition">Responding to Whitley’s Counterarguments 6</text:span></text:a></text:p>
          <text:list>
            <text:list-item>
              <text:p text:style-name="P9"><text:a xlink:type="simple" xlink:href="#optional-predication-marking-in-bh" office:name=""><text:span text:style-name="Definition">Optional Predication Marking in BH 6</text:span></text:a></text:p>
            </text:list-item>
            <text:list-item>
              <text:p text:style-name="P10"><text:a xlink:type="simple" xlink:href="#the-bh-verb-to-be-as-an-auxiliary" office:name=""><text:span text:style-name="Definition">The BH Verb ‘to be’ as an Auxiliary 7</text:span></text:a></text:p>
            </text:list-item>
            <text:list-item>
              <text:p text:style-name="P11"><text:a xlink:type="simple" xlink:href="#emphasis-is-the-product-of-word-order" office:name=""><text:span text:style-name="Definition">‘Emphasis’ is the Product of Word Order 8</text:span></text:a></text:p>
            </text:list-item>
          </text:list>
        </text:list-item>
        <text:list-item>
          <text:p text:style-name="P12"><text:a xlink:type="simple" xlink:href="#conclusion" office:name=""><text:span text:style-name="Definition">Conclusion 10</text:span></text:a></text:p>
        </text:list-item>
      </text:list>
      <text:h text:style-name="Heading_20_1" text:outline-level="1"><text:bookmark-start text:name="introduction"/>Introduction<text:bookmark-end text:name="introduction"/></text:h>
      <text:p text:style-name="P13">The Biblical Hebrew (BH) preposition <text:span text:style-name="T1">bēth</text:span>, which has the basic meaning ‘in,’ occurs with a surprising range of constructions and connotations. This presentation focuses narrowly on the usage traditionally called the <text:span text:style-name="T1">bēth essentiae</text:span>, but which has also been called <text:span text:style-name="T1">bēth of essence</text:span>, <text:span text:style-name="T1">bēth of identity</text:span>, <text:span text:style-name="T1">bēth of equivalence</text:span>, <text:span text:style-name="T1">bēth of predication</text:span>, and <text:span text:style-name="T1">pleonastic beth</text:span>. The classic examples of this <text:span text:style-name="T1">bēth</text:span> are Exod 18:4 and 6:3, which are included in your handout.</text:p>
      <text:p text:style-name="First_20_paragraph">ָ ֖חד א ִליע ֑ ֶזר ֽכּי־אt ֵהי אָבי֙ ְבּ ֶע ְז ִ ֔ר י ו ַיּ ִצּ ֵ ֖ל ִני מ ֶ ֥ח ֶרב פּ ְר ֽ ֹעה׃ (1) ו ֵ ֥שׁם הא</text:p>
      <text:p text:style-name="P14">‘…and the name of the other (son) (was) Eliezer, because “The God of my father (is/was) my help, and he delivered me from the sword of Pharaoh.” (Exod 18:4)</text:p>
      <text:p text:style-name="P14">אל־אַב ָר ָ ֛הם אל־י ְצ ָ ֥חק ו ֶ ֽאל־יע ֖ ֹקב ְבּ ֵא֣ל ַשׁ ָ ֑דּ י שׁוּ ִ ֣מי יה ֔וה ל ֹא נt ַד ְע ִתּי (2) ו ֵא ָ ֗רא</text:p>
      <text:p text:style-name="P14">ל ֶ ֽהם׃</text:p>
      <text:p text:style-name="P14">‘I appeared to Abraham, to Isaac, and to Jacob as El Shaddai. But (as for) my name, Yahweh, I was not known to them (by it).’ (Exod 6:3)</text:p>
      <text:p text:style-name="P14">Most scholars who have treated this use of <text:span text:style-name="T1">bēth</text:span> recognize its function as marking an equivalence or predication, and so I will refer to it as the <text:span text:style-name="T1">bēth of predication</text:span>. There is, however, one notable dissenting voice. In a 1972 paper, C. F. Whitley argued that as a marker of predication <text:span text:style-name="T1">bēth</text:span> would be pleonastic. He argues, contrary to Manross (1954), that this <text:span text:style-name="T1">bēth</text:span> is not a copula and should not be translated ‘is’ since it sometimes cooccurs with the copular verb <text:span text:style-name="T1">hāyâ</text:span> ‘to be.’ Moreover, since null copula clauses are amply attested in BH, he argues that there is no need for a copular <text:span text:style-name="T1">bēth</text:span>. In Whitley’s view, the classic examples of <text:span text:style-name="T1">bēth essentia</text:span> are better understood as an emphatic marker.</text:p>
      <text:p text:style-name="P14">In my paper I retain the majority view, but I want to pay attention to what Whitley is noticing. Sharpened by his critique, I nevertheless seek to provide a syntactic analysis which supports the majority view. I argue that the so-called <text:span text:style-name="T1">bēth essentia</text:span> is best regarded as a marker of the predicate, and that this can be supported by data from other languages such as Arabic, Egyptian, and Scottish Gaelic. Following the generative approach of Bowers (1993, 2001), I argue that the relevant attestations of <text:span text:style-name="T1">bēth</text:span> are overt realizations of a functional predication head Pr. Bowers’ unified approach to predication makes good sense of the <text:span text:style-name="T1">bēth of predication</text:span> in copular clauses and in secondary predications.</text:p>
      <text:p text:style-name="P14">In response to Whitley’s objections, I argue that there is no pleonasm when <text:span text:style-name="T1">hāyâ</text:span> and <text:span text:style-name="T1">bēth</text:span> cooccur since each lexeme does indeed serve a distinct function. While <text:span text:style-name="T1">bēth</text:span> serves to mark the predicate, <text:span text:style-name="T1">hāyâ</text:span> is employed to realize otherwise stranded features like past or future tense as proposed by DeCaen (1999) and Cowper and DeCaen (2017). As regards the comparison between null copula clauses and those marked</text:p>
      <text:p text:style-name="P14">with <text:span text:style-name="T1">bēth</text:span>, I argue that the existence of zero-marked predicates does not rule out the explicit marking of predicates with <text:span text:style-name="T1">bēth</text:span>. Natural language is, after all, replete with redundancy.</text:p>
      <text:list text:style-name="L2">
        <text:list-item>
          <text:p text:style-name="P15"><text:span text:style-name="T3">Bēth of Predication</text:span><text:span text:style-name="T2">: Definition and Observa- tions</text:span></text:p>
        </text:list-item>
      </text:list>
      <text:p text:style-name="P16">Since the notion of a <text:span text:style-name="T1">bēth of predication</text:span> is well established, let me begin with some observations. According to Charlesworth (1990, 69):</text:p>
      <text:list text:style-name="L3">
        <text:list-item>
          <text:p text:style-name="P17">“The <text:span text:style-name="T1">bēth essentiae</text:span>… is the <text:span text:style-name="T1">terminus technicus</text:span> for a compounded <text:span text:style-name="T1">bēth</text:span> prefixed to a predicate (often a predicate nominative or a predicate adjective), and denoting the quality, essence, or characteristic of a thing or person.”</text:p>
        </text:list-item>
      </text:list>
      <text:p text:style-name="P18">Two features of this definition may be noted. First, Charlesworth recognizes that <text:span text:style-name="T1">bēth</text:span> is not itself part of the predicate, but is rather prefixed to it. Second, the <text:span text:style-name="T1">bēth of predication</text:span> may mark a predicate either in copular clauses on the ‘predicate nominative’ (see (2) above) or in verbal clauses marking a secondary predicate, which is how I’ve understood Charlesworth’s reference to a ‘predicate adjective’. Jenni (1997, 186) confirms this, noting further that <text:span text:style-name="T1">bēth</text:span> may mark what I call subject- oriented and object-oriented secondary predicates, such as the one in example (4):</text:p>
      <text:list text:style-name="L4">
        <text:list-item>
          <text:p text:style-name="P19">Object-Oriented SP:</text:p>
        </text:list-item>
      </text:list>
      <text:p text:style-name="P20">way-yibrāʾ</text:p>
      <text:p text:style-name="P20">ʾĕlōhîm ʾet=hā-ʾādām</text:p>
      <text:p text:style-name="P20"><text:line-break/>ָהאָדם֙ ְבּ ַצ ְל ֔מt את־</text:p>
      <text:p text:style-name="P20">bə-ṣalm-ô</text:p>
      <text:p text:style-name="First_20_paragraph"><text:line-break/>אt ִהים ׀</text:p>
      <text:p text:style-name="Text_20_body"><text:line-break/>ב ָ ֨רא</text:p>
      <text:p text:style-name="P21">יִּ ו</text:p>
      <text:p text:style-name="P21">and-3<text:span text:style-name="T4">msg</text:span>.created God <text:span text:style-name="T4">dom</text:span>=the-human <text:span text:style-name="T4">pred</text:span>-image-his</text:p>
      <text:p text:style-name="P21">‘And God created humanity in His image.’ (Gen 1:27a)</text:p>
      <text:p text:style-name="P21">A third observation arises from the secondary literature. There is general agree- ment that the <text:span text:style-name="T1">bēth of predication</text:span> is associated in particular with substantives. Joüon (1947, §133c) states that this <text:span text:style-name="T1">bēth</text:span> ordinarily occurs with substantive predicates and only rarely with adjectives. Charlesworth (1990, 72) is more strict, arguing that “the <text:span text:style-name="T1">bēth essentiae</text:span> is not employed with an adjective.” And Jenni (1997, 185) restricts the field even further, insisting that the substantive that follows <text:span text:style-name="T1">bēth</text:span> must be a person or thing, and not, for example, a location, time, abstraction, or circumstance.</text:p>
      <text:p text:style-name="P21">To the above I add a fourth observation based on my gathered examples. Al- though a predicate marked by <text:span text:style-name="T1">bēth</text:span> may be determined by a pronoun suffix or proper name, as a rule such predicates are not determined by the article; that is, they are ‘anarthrous.’ This is consistent with my findings in parallel work regarding what I am calling the <text:span text:style-name="T1">purposive lamed</text:span>, which is also a predicate marker.</text:p>
      <text:h text:style-name="Heading_20_1" text:outline-level="1"><text:bookmark-start text:name="in-as-cross-linguistic-predicate-marker"/>‘In’ as Cross-Linguistic Predicate Marker<text:bookmark-end text:name="in-as-cross-linguistic-predicate-marker"/></text:h>
      <text:p text:style-name="P22">Biblical Hebrew is not the only language to employ what is usually the preposi- tion meaning ‘in’ to mark predications. In the paper I cite examples from Arabic, Egyptian, and Scottish Gaelic, showing that there is a cross-linguistic tendency to grammaticalize the preposition ‘in’ as a predicate marker. As far as I can tell, the association with nominal predicates seems to extend to those languages as well, per- haps giving a clue as to what motivates predicate marking in the first place. It may well be that nominal predicates are more likely to be confused for the subject, and therefore it is expedient to disambiguate them by using an explicit marker.</text:p>
      <text:h text:style-name="Heading_20_1" text:outline-level="1"><text:bookmark-start text:name="a-generative-syntactic-approach-to-predica--tion"/>A Generative Syntactic Approach to Predica- tion<text:bookmark-end text:name="a-generative-syntactic-approach-to-predica--tion"/></text:h>
      <text:p text:style-name="P23">The point of this paper is to outline a generative syntactic analysis that can explain the Biblical Hebrew <text:span text:style-name="T1">bēth of predication</text:span>, as well as the cross-linguistic data. I follow Bowers (1993, 2001) in adopting a unified approach to predication such that every predication, whether copular, verbal, or secondary, shares a functional structure, which I label PrP for Predication Phrase. In this model the subject and predicate are hierarchically ordered and joined together by a predicational head, Pr. The functional head Pr may be phonologically null, as it often is in Biblical Hebrew, or it may be realized overtly.</text:p>
      <text:list text:style-name="L5">
        <text:list-item>
          <text:p text:style-name="P24">Predication Phrase: Basic Structure</text:p>
        </text:list-item>
      </text:list>
      <text:p text:style-name="P25">PrP</text:p>
      <text:p text:style-name="P25">XP</text:p>
      <text:p text:style-name="P25">Subject</text:p>
      <text:p text:style-name="First_20_paragraph">Pr</text:p>
      <text:p text:style-name="Text_20_body">Pr XP</text:p>
      <text:p text:style-name="P26">Predicate</text:p>
      <text:p text:style-name="P26">It has been suggested, for example, that Pr can be overtly realized in English by</text:p>
      <text:p text:style-name="P26"><text:span text:style-name="T1">as</text:span>. Example (6) in your handout reads as follows:</text:p>
      <text:list text:style-name="L6">
        <text:list-item>
          <text:p text:style-name="P27">English <text:span text:style-name="T1">as</text:span> Marking an SP:</text:p>
        </text:list-item>
      </text:list>
      <text:p text:style-name="P28">“Under the notion of Protestants, we should consider ourselves <text:span text:style-name="T2">as</text:span> christians reformed.” (emphasis mine) (D’hoedt and Cuyckens 2017, 17)</text:p>
      <text:p text:style-name="P28">Notice that it would be acceptable to say ‘we should consider ourselves Christians Reformed,’ without the <text:span text:style-name="T1">as</text:span>.</text:p>
      <text:p text:style-name="P28">Other realizations of the predicational head Pr which have been identified by linguists include the German word <text:span text:style-name="T1">als</text:span> and the Scottish Gaelic word <text:span text:style-name="T1">ann</text:span>, which is the preposition meaning ‘in.’ My claim here is that we may add the Biblical Hebrew <text:span text:style-name="T1">bēth</text:span>, the Arabic <text:span text:style-name="T1">bi</text:span>, and the Egyptian <text:span text:style-name="T1">m</text:span> and <text:span text:style-name="T1">r</text:span> to the list of overt realizations of Pr. In particular, Biblical Hebrew <text:span text:style-name="T1">bēth</text:span> sometimes realizes Pr in copular clauses and in secondary predications.</text:p>
      <text:p text:style-name="P28">Consider example (1), reproduced with morpheme by morpheme glossing as (7a).</text:p>
      <text:p text:style-name="P28">The structure of the predication ֔רי ִ ְז עבּ בי֙אָ ֵהי tא would be diagrammed as in (7b).</text:p>
      <text:p text:style-name="P28">Here the particle <text:span text:style-name="T1">bēth</text:span> is not considered to be a preposition, but rather a marker of</text:p>
      <text:p text:style-name="P28">the predicate ֔רי ִ ְז ע. Note that the translation in (7a) using ‘(is/was)’ reflects the fact</text:p>
      <text:p text:style-name="P28">that nothing in the clause itself specifies tense, aspect, or mood, also called the TAM features. Translators must deduce the appropriate TAM features from the context. In a moment I will make a big deal out of the fact that it is not a function of the <text:span text:style-name="T1">bēth of predication</text:span> to specify TAM features.</text:p>
      <text:p text:style-name="P28">(7) a. ֔רי ִ ְז ֶע בְּ בי֙אָ ֵהי tי־אכּֽ ִ</text:p>
      <text:p text:style-name="P28">kî ʾĕlōhê ʾāb-î bə-ʿezr-î</text:p>
      <text:p text:style-name="P28">because God father-my <text:span text:style-name="T4">pred</text:span>-help-my</text:p>
      <text:p text:style-name="P28">‘Because “The God of my father (is/was) my help.”’ (Exod 18:4)</text:p>
      <text:p text:style-name="P28">b. PrP</text:p>
      <text:p text:style-name="P28">NP</text:p>
      <text:p text:style-name="P28">ʾĕlōhê ʾābî</text:p>
      <text:p text:style-name="First_20_paragraph">Pr</text:p>
      <text:p text:style-name="Text_20_body">Pr NP</text:p>
      <text:p text:style-name="P29">bə- -ʿezrî</text:p>
      <text:p text:style-name="P29">The <text:span text:style-name="T1">bēth of predication</text:span> is also used to mark some subject-oriented and object- oriented secondary predicates. I adopt the following definition of secondary predi- cates from Susan Rothstein with slight modification:</text:p>
      <text:p text:style-name="P29">(8) A secondary predicate is a one place, non-finite predicate expression which occurs under the scope of a main verb. Crucially, the secondary predicate shares an argument with the main verb such that the subject of the secondary predicate is either the subject or the direct object of the main verb. (cf. Rothstein 2011, 1442)</text:p>
      <text:p text:style-name="P29">Less formally, secondary predicates are a means of incorporating two predications into a single clause. What might otherwise have been ‘I appeared to Abraham, to Isaac, and to Jacob’ in one clause, and then ‘(At that time) I was El Shaddai</text:p>
      <text:p text:style-name="P29">(to them)’ in another, becomes a single clause as in example (2): ‘I appeared to Abraham, to Isaac, and to Jacob as El Shaddai.’</text:p>
      <text:p text:style-name="P29">The secondary predicate examples (2) and (4) can be diagrammed as (9) and</text:p>
      <text:list text:style-name="L7">
        <text:list-item>
          <text:p text:style-name="P30">respectively.</text:p>
          <text:list>
            <text:list-item>
              <text:p text:style-name="P30">Structure for a Subject-Oriented SP (Exod 6:3): &amp;P</text:p>
            </text:list-item>
          </text:list>
        </text:list-item>
      </text:list>
      <text:p text:style-name="P31">&amp; wā-</text:p>
      <text:p text:style-name="P31">C</text:p>
      <text:p text:style-name="P31">-ʾērāʾ<text:span text:style-name="T5">v</text:span></text:p>
      <text:p text:style-name="P31">CP</text:p>
      <text:p text:style-name="P31">N</text:p>
      <text:p text:style-name="P31"><text:span text:style-name="T1">pro</text:span><text:span text:style-name="T5">s</text:span> I</text:p>
      <text:p text:style-name="First_20_paragraph"><text:span text:style-name="T1">t</text:span><text:span text:style-name="T5">v</text:span></text:p>
      <text:p text:style-name="P32">IP</text:p>
      <text:p text:style-name="First_20_paragraph">I</text:p>
      <text:p text:style-name="P33">Pr<text:span text:style-name="T6">1</text:span></text:p>
      <text:p text:style-name="P33">N</text:p>
      <text:p text:style-name="P33"><text:span text:style-name="T1">t</text:span><text:span text:style-name="T5">s</text:span> Pr<text:span text:style-name="T6">1</text:span></text:p>
      <text:p text:style-name="P33">Pr<text:span text:style-name="T6">1</text:span></text:p>
      <text:p text:style-name="P33">PrP<text:span text:style-name="T6">1</text:span></text:p>
      <text:p text:style-name="P33">VP</text:p>
      <text:p text:style-name="P33">N PRO<text:span text:style-name="T5">s</text:span></text:p>
      <text:p text:style-name="First_20_paragraph">PrP<text:span text:style-name="T6">2</text:span></text:p>
      <text:p text:style-name="Text_20_body">Pr<text:span text:style-name="T6">2</text:span></text:p>
      <text:p text:style-name="P34">Pr<text:span text:style-name="T6">2</text:span></text:p>
      <text:p text:style-name="P34">NP</text:p>
      <text:p text:style-name="First_20_paragraph">&amp;P V</text:p>
      <text:p text:style-name="Text_20_body">ʾel=ʾabrāhām… <text:span text:style-name="T1">t</text:span><text:span text:style-name="T5">v</text:span></text:p>
      <text:p text:style-name="Text_20_body">bə-</text:p>
      <text:p text:style-name="P35">-ēl šaddāy</text:p>
      <text:list text:style-name="L8">
        <text:list-item>
          <text:p text:style-name="P36">Structure for an Object-Oriented SP (Gen 1:27): &amp;P</text:p>
        </text:list-item>
      </text:list>
      <text:p text:style-name="P37">&amp; way-</text:p>
      <text:p text:style-name="P37">C</text:p>
      <text:p text:style-name="P37">-yibrāʾ<text:span text:style-name="T5">v</text:span></text:p>
      <text:p text:style-name="P37">CP</text:p>
      <text:p text:style-name="First_20_paragraph">IP</text:p>
      <text:p text:style-name="Text_20_body">N</text:p>
      <text:p text:style-name="P38">ʾĕlōhîm I</text:p>
      <text:p text:style-name="First_20_paragraph">I</text:p>
      <text:p text:style-name="Text_20_body">Pr<text:span text:style-name="T6">1</text:span></text:p>
      <text:p text:style-name="P39">PrP<text:span text:style-name="T6">1</text:span></text:p>
      <text:p text:style-name="P39">VP</text:p>
      <text:p text:style-name="P39">V</text:p>
      <text:p text:style-name="P39"><text:span text:style-name="T1">t</text:span><text:span text:style-name="T5">v</text:span> NP</text:p>
      <text:p text:style-name="P39">PrP<text:span text:style-name="T6">2</text:span></text:p>
      <text:p text:style-name="P39">Pr<text:span text:style-name="T6">2</text:span></text:p>
      <text:p text:style-name="First_20_paragraph">ʾet=hā-ʾādām</text:p>
      <text:p text:style-name="P40">Pr bə-</text:p>
      <text:p text:style-name="P40">NP</text:p>
      <text:p text:style-name="P40">-ṣalmô</text:p>
      <text:p text:style-name="P40">The key thing to note for now about these two-in-one predications is that tree diagrams involving secondary predicates must incorporate two Predication Phrases: a PrP<text:span text:style-name="T6">1</text:span> for the main verb and a PrP<text:span text:style-name="T6">2</text:span> for the secondary predication.</text:p>
      <text:h text:style-name="Heading_20_1" text:outline-level="1"><text:bookmark-start text:name="responding-to-whitleys-counterarguments"/>Responding to Whitley’s Counterarguments<text:bookmark-end text:name="responding-to-whitleys-counterarguments"/></text:h>
      <text:p text:style-name="P41">Now is the time to heed that one voice of opposition and let it sharpen the analysis already proposed.</text:p>
      <text:h text:style-name="Heading_20_2" text:outline-level="2"><text:bookmark-start text:name="optional-predication-marking-in-bh"/>Optional Predication Marking in BH<text:bookmark-end text:name="optional-predication-marking-in-bh"/></text:h>
      <text:p text:style-name="P42">For starters, Whitley (1972, 204-205) is quite correct to note that null copula clauses like example (11) are possible and even quite common in BH:</text:p>
      <text:p text:style-name="P42"> ֶא ְל ָק ָנה בּן־יר ָ ֧חם בּן־א ִליהוּא בּן־תּחוּ בן־צוּף א ְפ ָר ִ ֽתי (11) שׁוּ ֡מt</text:p>
      <text:p text:style-name="P42">‘And his name (was) Elkanah son of Jeroham, son of Elihu, son of Tohu, son of Zuph, an Ephrathite.’ (1 Sam 1:1)</text:p>
      <text:p text:style-name="P42">Whitley argues that since null copula predications are abundant, there is no rea- son to require <text:span text:style-name="T1">bēth</text:span> as predicate marker. If that is all that <text:span text:style-name="T1">bēth</text:span> does, then it is</text:p>
      <text:p text:style-name="P42">redundant. However, this fact by itself does not rule out the possibility that <text:span text:style-name="T1">bēth</text:span> is used to mark predicates. It is a fact that natural languages sometimes contain redundancies. Diachronic studies of language sometimes note the competition be- tween multiple equivalent strategies over time. Equivalent strategies may coexist for a period leading to the decline of one and the prevalence of the other, or they may continue to coexist indefinitely. The point is, we cannot rule out <text:span text:style-name="T1">a priori</text:span> the possibility that the <text:span text:style-name="T1">bēth of predication</text:span> is a simple variant of zero-marked predication like the null copula.</text:p>
      <text:p text:style-name="P42">In the paper I support this claim by providing examples of other apparently redundant elements in Biblical Hebrew predications. The optional elements I mention are the pronominal copula and the <text:span text:style-name="T1">purposive lamed</text:span>, neither of which are absolutely necessary, and yet each one serves a function when it is used. The pronominal copula serves to specify present tense Holmstedt and Jones (2014, 61), while the <text:span text:style-name="T1">purposive lamed</text:span>, much like the <text:span text:style-name="T1">bēth of predication</text:span>, serves to mark nominal predicates.</text:p>
      <text:h text:style-name="Heading_20_2" text:outline-level="2"><text:bookmark-start text:name="the-bh-verb-to-be-as-an-auxiliary"/>The BH Verb ‘to be’ as an Auxiliary<text:bookmark-end text:name="the-bh-verb-to-be-as-an-auxiliary"/></text:h>
      <text:p text:style-name="P43">Consider examples (12) and (13):</text:p>
      <text:p text:style-name="P43">(12)</text:p>
      <text:p text:style-name="P43">‘Put and Lubim were your help.’ (Nah 3:9)</text:p>
      <text:p text:style-name="First_20_paragraph"><text:line-break/>ְז ָר ֵ ֽתź בּע</text:p>
      <text:p text:style-name="P44"><text:line-break/>֖יוּ ה</text:p>
      <text:p text:style-name="First_20_paragraph"><text:line-break/>בים</text:p>
      <text:p text:style-name="Text_20_body"><text:line-break/>ולוּ</text:p>
      <text:p text:style-name="P45">טוּפּ</text:p>
      <text:p text:style-name="P45">(13)</text:p>
      <text:p text:style-name="P45">‘For Yahweh will be your confidence.’ (Prov 3:26)</text:p>
      <text:p text:style-name="First_20_paragraph"><text:line-break/>ִכ ְס ֶל֑fl ב</text:p>
      <text:p text:style-name="Text_20_body"><text:line-break/>ְה ֶי ֣ה י</text:p>
      <text:p text:style-name="Text_20_body"><text:line-break/>ֽכּי־י ֭הוה</text:p>
      <text:p text:style-name="P46">Whitley (1972, 203) notes these as proof that <text:span text:style-name="T1">bēth</text:span> cannot be a marker of pred-</text:p>
      <text:p text:style-name="P46">ication. According to him, a form of the verb <text:span text:style-name="T1">hāyâ</text:span> (וּ֖י ה in Nahum 3:9 and ֣ה ֶי ְה י</text:p>
      <text:p text:style-name="P46">in Proverbs 3:26) is sufficient as copula, and therefore <text:span text:style-name="T1">bēth</text:span> must have some other function. On this last point, I agree with Whitley. What we disagree about is what that other function of <text:span text:style-name="T1">bēth</text:span> could be. Whitley argues that it marks emphasis, but I say that it simply identifies the predicate.</text:p>
      <text:p text:style-name="P46">As I note in the paper, verbal copulas serve to explicitly mark TAM features that would be unspecified in a null copula clause where there is no such explicit morphol- ogy. In the generative approach such TAM features are believed to be encoded at the level of the Inflectional Phrase or IP. Whereas null copula clauses are unmarked for tense, mood, or aspect, the Perfect <text:span text:style-name="T1">hāyâ</text:span> is marked for past tense and the Imper- fect <text:span text:style-name="T1">yihyê</text:span> is marked for non-past tense. But neither the null copula nor the verbal copulas explicitly mark which nominal is the predicate. This latter job is the one fulfilled by the <text:span text:style-name="T1">bēth of predication</text:span> in examples (12) and (13).</text:p>
      <text:p text:style-name="P46">To illustrate the distinct syntactic weight being pulled by <text:span text:style-name="T1">bēth vis à vis</text:span> the verbal copula, consider the tree diagram in example (14) which represents the clause from</text:p>
      <text:p text:style-name="P46">Nahum 3:9:1</text:p>
      <text:p text:style-name="P46">(14) Structure for a Verbal Copula (Nah 3:9):</text:p>
      <text:p text:style-name="P46">IP</text:p>
      <text:p text:style-name="P46">NP<text:span text:style-name="T5">s</text:span></text:p>
      <text:p text:style-name="P46">pût wəlûbîm</text:p>
      <text:p text:style-name="P46">I</text:p>
      <text:p text:style-name="P46">hāyû</text:p>
      <text:p text:style-name="P46">I</text:p>
      <text:p text:style-name="First_20_paragraph">PrP</text:p>
      <text:p text:style-name="Text_20_body">NP Pr</text:p>
      <text:p text:style-name="P47"><text:span text:style-name="T1">t</text:span><text:span text:style-name="T5">s</text:span> Pr NP</text:p>
      <text:p text:style-name="First_20_paragraph">bə- -ʿezrātēk</text:p>
      <text:p text:style-name="P48">The particle <text:span text:style-name="T1">bēth</text:span>, by sitting in the Pr head, disambiguates between the two noun</text:p>
      <text:p text:style-name="P48">phrases, clearly marking źֽת ֵ ָר ְז ע as the predicate. The obvious implication is that</text:p>
      <text:p text:style-name="P48">the other noun phrase, ביםוּול טוּפּ is the subject. Note that word order alone is not</text:p>
      <text:p text:style-name="P48">necessarily sufficient to disambiguate the noun phrases since Biblical Hebrew allows pragmatic fronting to Focus and Topic projections above IP. From a strict linear perspective, a phrase before the verbal copula could be the subject in the subject position – if one were to adopt the SVO hypothesis for basic Biblical Hebrew word order – or either the subject or the predicate in a pragmatically marked position.</text:p>
      <text:p text:style-name="P48">Following Cowper and DeCaen (2017), I treat the verbal copula as an auxiliary verb, meaning that it is merged directly at I instead of at a V node like main verbs. According to them, auxiliary <text:span text:style-name="T1">hāyâ</text:span> is “inserted as a last resort to permit the spellout of otherwise stranded inflectional features” Cowper and DeCaen (2017, 6). In Nahum 3:9 this feature is past tense. By contrast, in a null copula clause like example (11) the I node is empty (i.e. Ø), explaining the lack of explicit TAM features.</text:p>
      <text:p text:style-name="P48">It is not true, therefore, that the presence of a verbal copula makes the <text:span text:style-name="T1">bēth of predication</text:span> redundant. Each lexeme has its own distinct job, which it fulfills in its distinct syntactic position.</text:p>
      <text:h text:style-name="Heading_20_2" text:outline-level="2"><text:bookmark-start text:name="emphasis-is-the-product-of-word-order"/>‘Emphasis’ is the Product of Word Order<text:bookmark-end text:name="emphasis-is-the-product-of-word-order"/></text:h>
      <text:p text:style-name="P49">Before concluding, let me address Whitley’s theory of an emphatic <text:span text:style-name="T1">bēth</text:span>. Whitley (1972, 199-202) argues that in Biblical Hebrew the particles <text:span text:style-name="T1">bēth</text:span> and <text:span text:style-name="T1">lamed</text:span> are interchangeable in certain functions, including having an emphatic force. He believes</text:p>
      <text:list text:style-name="L9">
        <text:list-item>
          <text:p text:style-name="P50">I take no stand here on the basic word order of BH, whether VSO or SVO. Example (14) would represent a basic SVO order, but a VSO order with topic marking of the subject could be diagrammed by adding a Topic Phrase layer.</text:p>
        </text:list-item>
      </text:list>
      <text:p text:style-name="P51">that it is this emphatic function that characterizes the <text:span text:style-name="T1">bēth essentiae</text:span>. However, neither <text:span text:style-name="T1">bēth</text:span> nor <text:span text:style-name="T1">lamed</text:span> have such a function. In my view, any ‘emphasis’ in the texts cited by Whitley is a product of pragmatically marked word order. Words and phrases may be focus- or topic-marked by fronting them to a preverbal position within a Focus Phrase or Topic Phrase respectively.</text:p>
      <text:p text:style-name="P51">Whitley mentions the null copula clause t֗מ שׁ הָּי֥ בּ from Psalm 68:5 when making</text:p>
      <text:p text:style-name="P51">his case. In my translation of example (15) the underlining marks ‘Yah’ as the predicate, and the bold face type does the job of the inverted word order, which is to mark pragmatic focus.</text:p>
      <text:p text:style-name="P51">Following Buth (1999) I assume that the neutral word order in null copula clauses</text:p>
      <text:p text:style-name="P51">is Subject-Predicate. But in t֗מ שׁ</text:p>
      <text:p text:style-name="First_20_paragraph"><text:line-break/>בָּי֥הּ</text:p>
      <text:p text:style-name="P52">we have the inverted order Predicate-Subject.</text:p>
      <text:p text:style-name="P52">(15) ֮ היםtֽלא</text:p>
      <text:p text:style-name="P52">t֥מ שׁ</text:p>
      <text:p text:style-name="P52"><text:line-break/>ִ ֤שׁירוּ ׀ ֪רוּ ז ְמּ</text:p>
      <text:p text:style-name="P52">֭בּע ָרבtת</text:p>
      <text:p text:style-name="P52"><text:line-break/>ֵכ֣ב לר</text:p>
      <text:p text:style-name="P52">וּלֹּס</text:p>
      <text:p text:style-name="First_20_paragraph">t֗מ שׁ הּ ָי֥ בְּ</text:p>
      <text:p text:style-name="P53">ְו ִע ְל ֥זוּ ְלפ ָ ֽניו׃</text:p>
      <text:p text:style-name="P53">‘Sing to God, make music to His name; pile on (praise) to the one who rides through the deserts – His name is <text:span text:style-name="T2">Yah</text:span> – and exult before Him.’ (Ps 68:5)</text:p>
      <text:p text:style-name="P53">To show how word order marking is distinct from predicate marking, I provide</text:p>
      <text:p text:style-name="P53">the structure of t֗מ שׁ הָּי֥ בּ in example (16). The particle <text:span text:style-name="T1">bēth</text:span> marks the predicate</text:p>
      <text:p text:style-name="P53"><text:span text:style-name="T1">Yāh</text:span> by virtue of its merge position at Pr. The entire phrase <text:span text:style-name="T1">bəyāh</text:span>, which forms a Pr-bar node, is fronted to a position in the specifier of the Focus Phrase where it is focus-marked. Notice that the null marker at I is consistent with the fact that null copula clauses are unmarked for TAM features.</text:p>
      <text:p text:style-name="P53">(16) Focus-Marking of a Fronted Predicate (Ps 68:5): FocP</text:p>
      <text:p text:style-name="P53">XP</text:p>
      <text:p text:style-name="P53">bəyāh</text:p>
      <text:p text:style-name="P53">Foc</text:p>
      <text:p text:style-name="P53">Foc</text:p>
      <text:p text:style-name="P53">IP</text:p>
      <text:p text:style-name="P53">It seems plausible that Whitley, having mistaken the source of pragmatic mark- ing, generalized his observations for cases like Psalm 68:5 to all attestations of <text:span text:style-name="T1">bēth essentiae</text:span>, and that this lead him to believe that <text:span text:style-name="T1">bēth</text:span> marks emphasis regardless of its position in the clause.</text:p>
      <text:h text:style-name="Heading_20_1" text:outline-level="1"><text:bookmark-start text:name="conclusion"/>Conclusion<text:bookmark-end text:name="conclusion"/></text:h>
      <text:p text:style-name="P54">Let me conclude. In this paper I have discussed a long recognized use of the Biblical Hebrew particle <text:span text:style-name="T1">bēth</text:span> traditionally called the <text:span text:style-name="T1">bēth essentiae</text:span>. My primary goal was to provide a syntactic explanation for this <text:span text:style-name="T1">bēth</text:span> using the unified approach to predication of Bowers (1993, 2001). In so doing, I have confirmed the majority view which analyses the traditional <text:span text:style-name="T1">bēth essentiae</text:span> as a predicate marker. I argued that this <text:span text:style-name="T1">bēth of predication</text:span> is an optional overt head of the Predicational Phrase, both in copular clauses and in secondary predicates. This analysis is supported by data from Arabic, Egyptian, and Scottish Gaelic, all of which also use the equivalent of the preposition ‘in’ to mark predicates in particular circumstances.</text:p>
      <text:p text:style-name="P54">By responding to Whitley’s counterarguments I have put the function of the <text:span text:style-name="T1">bēth of predication</text:span> into sharper focus <text:span text:style-name="T1">vis à vis</text:span> the verbal and pronominal copulas. Whereas <text:span text:style-name="T1">bēth</text:span> may be used to clearly identify the predicate, the overt copulas serve to specify TAM features by overtly realizing the Inflectional head. Null copula clauses are unspecified for TAM features, and therefore have an empty I node. By contrast, pronominal copulas mark present tense, while verbal copulas specify past and non- past semantics. Finally, the ‘emphasis’ that Whitley attributed to the <text:span text:style-name="T1">bēth essentiae</text:span> was shown to be independently marked by word order.</text:p>
      <text:p text:style-name="P54">One consequence of the Predication Phrase structure is that the <text:span text:style-name="T1">bēth of pred- ication</text:span> must mark the predicate and never the subject, despite what others have previously stated. Two other factors may be considered when identifying a <text:span text:style-name="T1">bēth of predication</text:span>. First, <text:span text:style-name="T1">bēth of predication</text:span> seems to be particularly associated with nom- inal predicates, though I do list a few possible exceptions in my appendix. Second, the predicate marked by <text:span text:style-name="T1">bēth of predication</text:span> seems never to be determined by the article.</text:p>
      <text:p text:style-name="P54">It is not always obvious whether a given <text:span text:style-name="T1">bēth</text:span> is a <text:span text:style-name="T1">bēth of predication</text:span> or not, and it would be valuable to have stricter guidelines for its analysis. More work should be done to confirm the factors just listed, as well as to confirm the statement from Joüon-Muraoka that “the ב adds practically nothing to the meaning” of the predicate (Joüon and Muraoka 2006, §133c). Having translated a number of examples for the appendix, I conclude that the <text:span text:style-name="T1">bēth of predication</text:span> may sometimes be left untranslated, but may at other times be translated by one of the usual English strategies for marking secondary predicates like ‘as,’ ‘for,’ or ‘to be.’</text:p>
      <text:h text:style-name="Heading_20_1" text:outline-level="1"><text:bookmark-start text:name="references"/>References<text:bookmark-end text:name="references"/></text:h>
      <text:p text:style-name="First_20_paragraph">Bowers, John. 1993. “The Syntax of Predication.” <text:span text:style-name="T1">Linguistic Inquiry</text:span> 24 (3): 591–656.</text:p>
      <text:p text:style-name="Text_20_body">. 2001. “Predication.” In <text:span text:style-name="T1">The Handbook of Contemporary Syntactic Theory,</text:span></text:p>
      <text:p text:style-name="P55">edited by Mark Baltin and Chris Collins, 299–333. Malden: Blackwell.</text:p>
      <text:p text:style-name="P55">Buth, Randall. 1999. “Word Order in the Verbless Clause: A Generative-Functional Approach.” In <text:span text:style-name="T1">The Verbless Clause in Biblical Hebrew: Linguistic Approaches,</text:span> edited by Cynthia L. Miller, 79–108. Winona Lake: Eisenbrauns.</text:p>
      <text:p text:style-name="P55">Charlesworth, James H. 1990. “The Beth Essentiae and the Permissive Meaning of the Hiphil (Aphel).” In <text:span text:style-name="T1">Of Scribes and Scrolls: Studies on the Hebrew Bible, Intertestamental Judaism, and Christian Origins presented to John Strugnell,</text:span> edited by Harold W. Attridge, John J. Collins, and Thomas H. Tobin, 67–78. Lanham: University Press of America.</text:p>
      <text:p text:style-name="P55">Cowper, Elizabeth, and Vincent DeCaen. 2017. “Biblical Hebrew: A Formal Per- spective on the Left Periphery.” <text:span text:style-name="T1">Toronto Working Papers in Linguistics</text:span> 38:1– 33.</text:p>
      <text:p text:style-name="P55">DeCaen, Vincent. 1999. “A Unified Analysis of Verbal and Verbless Clauses within Government-Binding Theory.” In <text:span text:style-name="T1">The Verbless Clause in Biblical Hebrew: Lin- guistic Approaches,</text:span> edited by Cynthia L. Miller, 109–131. Winona Lake: Eisen- brauns.</text:p>
      <text:p text:style-name="P55">D’hoedt, Frauke, and Hubert Cuyckens. 2017. “The Development of the as-Secondary Predicate Construction: Constructionalization and Internalization.” <text:span text:style-name="T1">Language Sciences</text:span> 59:16–35.</text:p>
      <text:p text:style-name="P55">Holmstedt, Robert D., and Andrew R. Jones. 2014. “The Pronoun in Tripartite Verb- less Clauses in Biblical Hebrew: Resumption for Left-Dislocation or Pronominal Copula?” <text:span text:style-name="T1">Journal of Semitic Studies</text:span> 59 (1): 53–89.</text:p>
      <text:p text:style-name="P55">Jenni, Ernst. 1997. “Philologische und linguistische Probleme bei den hebräischen Präpositionen.” In <text:span text:style-name="T1">Studien zur Sprachwelt,</text:span> edited by Beat Huwyler and Klaus Seybold, 174–188. Stuttgart: W. Kohlhammer.</text:p>
      <text:p text:style-name="P55">Joüon, Paul. 1947. <text:span text:style-name="T1">Grammaire de l’hébreu biblique.</text:span> 2nd ed. Rome: Institut Biblique Pontifical.</text:p>
      <text:p text:style-name="P55">Joüon, Paul, and T. Muraoka. 2006. <text:span text:style-name="T1">A Grammar of Biblical Hebrew.</text:span> Roma: Pontificio istituto biblico.</text:p>
      <text:p text:style-name="P55">Manross, Lawrence N. 1954. “Bêth Essentiae.” <text:span text:style-name="T1">Journal of Biblical Literature</text:span> 73 (4): 238–239.</text:p>
      <text:p text:style-name="P55">Rothstein, Susan. 2011. “Secondary Predicates.” In <text:span text:style-name="T1">Semantics: An International Handbook of Natural Language Meaning,</text:span> edited by Klaus von Heusinger, Claudia Maienborn, and Paul Portner, 2:1442–1262. Berlin: De Gruyter Mouton.</text:p>
      <text:p text:style-name="P55">Whitley, C. F. 1972. “Some Functions of the Hebrew Particles Beth and Lamedh.”</text:p>
      <text:p text:style-name="P55"><text:span text:style-name="T1">The Jewish Quarterly Review</text:span> 62 (3): 199–2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5-21T18:02:28Z</meta:creation-date>
    <dc:date>2020-05-21T18:02:28Z</dc:date>
  </office:meta>
</office:document-meta>
</file>